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5" table:default-cell-style-name="Default"/>
        <table:table-row table:style-name="ro1">
          <table:table-cell table:number-columns-repeated="3" office:value-type="float" office:value="1" calcext:value-type="float">
            <text:p>1</text:p>
          </table:table-cell>
          <table:table-cell/>
          <table:table-cell table:formula="of:= &quot;wing_CD_lookup.append([&quot; &amp; [.A1]&amp; &quot;],[&quot; &amp; [.B1]&amp; &quot;],[&quot; &amp; [.C1]&amp; &quot;])&quot;" office:value-type="string" office:string-value="wing_CD_lookup.append([1],[1],[1])" calcext:value-type="string">
            <text:p>wing_CD_lookup.append([1],[1],[1])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formula="of:= &quot;wing_CD_lookup.append([&quot; &amp; [.A2]&amp; &quot;],[&quot; &amp; [.B2]&amp; &quot;],[&quot; &amp; [.C2]&amp; &quot;])&quot;" office:value-type="string" office:string-value="wing_CD_lookup.append([2],[2],[3])" calcext:value-type="string">
            <text:p>wing_CD_lookup.append([2],[2],[3])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table:formula="of:= &quot;wing_CD_lookup.append([&quot; &amp; [.A3]&amp; &quot;],[&quot; &amp; [.B3]&amp; &quot;],[&quot; &amp; [.C3]&amp; &quot;])&quot;" office:value-type="string" office:string-value="wing_CD_lookup.append([3],[3],[5])" calcext:value-type="string">
            <text:p>wing_CD_lookup.append([3],[3],[5])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/>
          <table:table-cell table:formula="of:= &quot;wing_CD_lookup.append([&quot; &amp; [.A4]&amp; &quot;],[&quot; &amp; [.B4]&amp; &quot;],[&quot; &amp; [.C4]&amp; &quot;])&quot;" office:value-type="string" office:string-value="wing_CD_lookup.append([4],[4],[20])" calcext:value-type="string">
            <text:p>wing_CD_lookup.append([4],[4],[20])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/>
          <table:table-cell table:formula="of:= &quot;wing_CD_lookup.append([&quot; &amp; [.A5]&amp; &quot;],[&quot; &amp; [.B5]&amp; &quot;],[&quot; &amp; [.C5]&amp; &quot;])&quot;" office:value-type="string" office:string-value="wing_CD_lookup.append([10],[5],[15])" calcext:value-type="string">
            <text:p>wing_CD_lookup.append([10],[5],[15])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/>
          <table:table-cell table:formula="of:= &quot;wing_CD_lookup.append([&quot; &amp; [.A6]&amp; &quot;],[&quot; &amp; [.B6]&amp; &quot;],[&quot; &amp; [.C6]&amp; &quot;])&quot;" office:value-type="string" office:string-value="wing_CD_lookup.append([20],[40],[10])" calcext:value-type="string">
            <text:p>wing_CD_lookup.append([20],[40],[10])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/>
          <table:table-cell table:formula="of:= &quot;wing_CD_lookup.append([&quot; &amp; [.A7]&amp; &quot;],[&quot; &amp; [.B7]&amp; &quot;],[&quot; &amp; [.C7]&amp; &quot;])&quot;" office:value-type="string" office:string-value="wing_CD_lookup.append([50],[70],[5])" calcext:value-type="string">
            <text:p>wing_CD_lookup.append([50],[70],[5])</text:p>
          </table:table-cell>
        </table:table-row>
      </table:table>
      <table:table table:name="Sheet2" table:style-name="ta1">
        <table:table-column table:style-name="co1" table:number-columns-repeated="10" table:default-cell-style-name="Default"/>
        <table:table-row table:style-name="ro1">
          <table:table-cell office:value-type="float" office:value="70" calcext:value-type="float">
            <text:p>70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table:formula="of:=[.D2]-[.D1]" office:value-type="float" office:value="10" calcext:value-type="float">
            <text:p>10</text:p>
          </table:table-cell>
          <table:table-cell table:formula="of:=[.E2]-[.E1]" office:value-type="float" office:value="-5" calcext:value-type="float">
            <text:p>-5</text:p>
          </table:table-cell>
          <table:table-cell table:formula="of:=[.F1]/[.G1]" office:value-type="float" office:value="-2" calcext:value-type="float">
            <text:p>-2</text:p>
          </table:table-cell>
          <table:table-cell table:formula="of:=([.J1]-[.D1])/[.H1]+[.E1]" office:value-type="float" office:value="10.5" calcext:value-type="float">
            <text:p>10.5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table:formula="of:=([.A$7]-[.A$1])/6+[.A1]" office:value-type="float" office:value="71.6666666666667" calcext:value-type="float">
            <text:p>71.6666666667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formula="of:=([.A$7]-[.A$1])/6+[.A2]" office:value-type="float" office:value="73.3333333333333" calcext:value-type="float">
            <text:p>73.3333333333</text:p>
          </table:table-cell>
          <table:table-cell table:number-columns-repeated="9"/>
        </table:table-row>
        <table:table-row table:style-name="ro1">
          <table:table-cell table:formula="of:=([.A$7]-[.A$1])/6+[.A3]"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table:formula="of:=([.A$7]-[.A$1])/6+[.A4]" office:value-type="float" office:value="76.6666666666667" calcext:value-type="float">
            <text:p>76.6666666667</text:p>
          </table:table-cell>
          <table:table-cell table:number-columns-repeated="9"/>
        </table:table-row>
        <table:table-row table:style-name="ro1">
          <table:table-cell table:formula="of:=([.A$7]-[.A$1])/6+[.A5]" office:value-type="float" office:value="78.3333333333334" calcext:value-type="float">
            <text:p>78.3333333333</text:p>
          </table:table-cell>
          <table:table-cell table:number-columns-repeated="9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9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9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9">00/00/0000</text:date>, <text:time style:data-style-name="N2" text:time-value="20:07:21.08905145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ke Anderson</meta:initial-creator>
    <meta:creation-date>2016-03-09T20:01:29.541567501</meta:creation-date>
    <dc:date>2016-03-09T22:34:40.683289567</dc:date>
    <dc:creator>Jake Anderson</dc:creator>
    <meta:editing-duration>P0D</meta:editing-duration>
    <meta:editing-cycles>2</meta:editing-cycles>
    <meta:generator>LibreOffice/4.2.8.2$Linux_X86_64 LibreOffice_project/420m0$Build-2</meta:generator>
    <meta:document-statistic meta:table-count="2" meta:cell-count="46" meta:object-count="0"/>
  </office:meta>
</office:document-meta>
</file>